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Nimbus Mono L" fo:font-weight="normal" style:font-weight-asian="normal" style:font-weight-complex="normal"/>
    </style:style>
    <style:style style:name="P2" style:family="paragraph" style:parent-style-name="Standard">
      <style:text-properties style:font-name="Nimbus Mono L" fo:font-size="12pt" style:text-underline-style="none" fo:font-weight="normal" style:font-size-asian="12pt" style:font-weight-asian="normal" style:font-size-complex="12pt" style:font-weight-complex="normal"/>
    </style:style>
    <style:style style:name="P3" style:family="paragraph" style:parent-style-name="Standard">
      <style:text-properties style:font-name="Liberation Serif"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text-properties style:font-name="Liberation Serif" fo:font-size="16pt" style:text-underline-style="none" fo:font-weight="bold" style:font-size-asian="16pt" style:font-weight-asian="bold" style:font-size-complex="16pt" style:font-weight-complex="bold"/>
    </style:style>
    <style:style style:name="P5" style:family="paragraph" style:parent-style-name="Standard">
      <style:text-properties style:font-name="Liberation Serif"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6" style:family="paragraph" style:parent-style-name="Standard">
      <style:text-properties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line-height="200%"/>
      <style:text-properties style:font-name="Liberation Serif" fo:font-size="12pt" style:text-underline-style="none" fo:font-weight="normal" style:font-size-asian="10.5pt" style:font-weight-asian="normal" style:font-size-complex="12pt" style:font-weight-complex="normal"/>
    </style:style>
    <style:style style:name="P8" style:family="paragraph" style:parent-style-name="Standard">
      <style:text-properties style:font-name="Liberation Serif" fo:font-size="12pt" fo:font-weight="normal" style:font-size-asian="12pt" style:font-weight-asian="normal" style:font-size-complex="12pt" style:font-weight-complex="normal"/>
    </style:style>
    <style:style style:name="P9" style:family="paragraph" style:parent-style-name="Standard">
      <style:text-properties style:font-name="Liberation Serif" fo:font-weight="normal" style:font-weight-asian="normal" style:font-weight-complex="normal"/>
    </style:style>
    <style:style style:name="P10" style:family="paragraph" style:parent-style-name="Standard">
      <style:text-properties style:font-name="Liberation Serif" fo:font-size="18pt" style:text-underline-style="none" fo:font-weight="normal" style:font-size-asian="18pt" style:font-weight-asian="normal" style:font-size-complex="18pt" style:font-weight-complex="normal"/>
    </style:style>
    <style:style style:name="P11" style:family="paragraph" style:parent-style-name="Standard">
      <style:text-properties style:font-name="Liberation Serif" fo:font-size="18pt" style:text-underline-style="none" fo:font-weight="bold" style:font-size-asian="18pt" style:font-weight-asian="bold" style:font-size-complex="18pt" style:font-weight-complex="bold"/>
    </style:style>
    <style:style style:name="P12" style:family="paragraph" style:parent-style-name="Standard">
      <style:text-properties style:font-name="Liberation Serif" fo:font-size="12pt" style:text-underline-style="none" fo:font-weight="bold" style:font-size-asian="12pt" style:font-weight-asian="bold" style:font-size-complex="12pt" style:font-weight-complex="bold"/>
    </style:style>
    <style:style style:name="P13" style:family="paragraph" style:parent-style-name="Standard" style:list-style-name="L3">
      <style:paragraph-properties fo:line-height="200%"/>
      <style:text-properties style:font-name="Liberation Serif" fo:font-size="12pt" style:text-underline-style="none" fo:font-weight="normal" style:font-size-asian="10.5pt" style:font-weight-asian="normal" style:font-size-complex="12pt" style:font-weight-complex="normal"/>
    </style:style>
    <style:style style:name="P14" style:family="paragraph" style:parent-style-name="Standard" style:list-style-name="L1">
      <style:text-properties style:font-name="Liberation Serif" fo:font-size="12pt" fo:font-weight="normal" style:font-size-asian="12pt" style:font-weight-asian="normal" style:font-size-complex="12pt" style:font-weight-complex="normal"/>
    </style:style>
    <style:style style:name="P15" style:family="paragraph" style:parent-style-name="Standard" style:list-style-name="L2">
      <style:text-properties style:font-name="Liberation Serif" fo:font-size="12pt" fo:font-weight="normal" style:font-size-asian="12pt" style:font-weight-asian="normal" style:font-size-complex="12pt" style:font-weight-complex="normal"/>
    </style:style>
    <style:style style:name="P16" style:family="paragraph" style:parent-style-name="Standard">
      <style:text-properties style:font-name="Liberation Serif" fo:font-size="16pt" style:text-underline-style="none" fo:font-weight="bold" style:font-size-asian="16pt" style:font-weight-asian="bold" style:font-size-complex="16pt" style:font-weight-complex="bold"/>
    </style:style>
    <style:style style:name="T1" style:family="text">
      <style:text-properties fo:font-style="italic" style:font-style-asian="italic" style:font-style-complex="italic"/>
    </style:style>
    <style:style style:name="T2" style:family="text">
      <style:text-properties fo:font-size="12pt" style:font-size-asian="12pt" style:font-size-complex="12pt"/>
    </style:style>
    <style:style style:name="T3" style:family="text">
      <style:text-properties style:text-underline-style="solid" style:text-underline-width="auto" style:text-underline-color="font-color"/>
    </style:style>
    <style:style style:name="T4" style:family="text">
      <style:text-properties style:text-underline-style="non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ssignment no : 2</text:p>
      <text:p text:style-name="P4">Date : 19/9/2010</text:p>
      <text:p text:style-name="P3"/>
      <text:p text:style-name="P3">AIM:<text:span text:style-name="T4"><text:tab/></text:span></text:p>
      <text:p text:style-name="P4"><text:tab/><text:span text:style-name="T2">Write your own printf() function without using header stdio.h.</text:span></text:p>
      <text:p text:style-name="P12"/>
      <text:p text:style-name="P3">ALGORITHMS:</text:p>
      <text:p text:style-name="P8"/>
      <text:p text:style-name="P8"><text:tab/>The <text:span text:style-name="T1">Printf()</text:span> function takes as argument a string and variables to print.</text:p>
      <text:p text:style-name="P8"><text:tab/><text:span text:style-name="T3">Argument passed:</text:span></text:p>
      <text:list xml:id="list1390494889" text:style-name="L1">
        <text:list-item>
          <text:list>
            <text:list-item>
              <text:list>
                <text:list-item>
                  <text:list>
                    <text:list-item>
                      <text:list>
                        <text:list-item>
                          <text:p text:style-name="P14">fmt : format string that may contain “%c”, “%d”, “%f”, “%i, “%u”, “%li”, “%ld”, “%lf”, “%lu, ”“%lld”, ”%lli”, ”%llu”, ”%s” ,”%%” which mean varible character, decimal integer, floating point number, integer, unsigned integer, long integer, long decimal integer, dounble precision floating point number, long unsigned integer, long long decimal integer, long long integer, long long unsigned ineteger, string, character '%'.</text:p>
                        </text:list-item>
                      </text:list>
                    </text:list-item>
                  </text:list>
                </text:list-item>
              </text:list>
            </text:list-item>
          </text:list>
        </text:list-item>
      </text:list>
      <text:list xml:id="list1190273457" text:style-name="L2">
        <text:list-item>
          <text:list>
            <text:list-item>
              <text:list>
                <text:list-item>
                  <text:list>
                    <text:list-item>
                      <text:list>
                        <text:list-item>
                          <text:p text:style-name="P15">... : variable argument list that may contain varibles to be printed.</text:p>
                        </text:list-item>
                      </text:list>
                    </text:list-item>
                  </text:list>
                </text:list-item>
              </text:list>
            </text:list-item>
          </text:list>
        </text:list-item>
      </text:list>
      <text:p text:style-name="P8"><text:tab/><text:span text:style-name="T3">Return value:</text:span> <text:span text:style-name="T1">Printf()</text:span> returns the number of chractes printed.</text:p>
      <text:p text:style-name="P8"/>
      <text:p text:style-name="P8">Printf(fmt,...)</text:p>
      <text:p text:style-name="P9">{</text:p>
      <text:p text:style-name="P9"><text:s text:c="3"/>start variable argument list with variables after 'fmt'</text:p>
      <text:p text:style-name="P9"><text:s text:c="3"/>while(fmt≠NULL)</text:p>
      <text:p text:style-name="P9"><text:s text:c="2"/>{</text:p>
      <text:p text:style-name="P9"><text:s text:c="4"/>left_adj=0<text:tab/><text:tab/><text:tab/><text:tab/>/* left_adj is a flag that indicates left adjustment when set to 1 <text:tab/><text:tab/><text:tab/><text:tab/><text:tab/> * else indiactes right adjustment */</text:p>
      <text:p text:style-name="P9"><text:s text:c="4"/>field_width=1<text:tab/><text:tab/><text:tab/>/* field_width is a integer that holds the minimum of the string <text:tab/><text:tab/><text:tab/><text:tab/><text:tab/> * to be printed */</text:p>
      <text:p text:style-name="P9"><text:s text:c="4"/>max_chars=1<text:tab/><text:tab/><text:tab/>/* max_chars is a integer that holds the maximum number of <text:tab/><text:tab/><text:tab/><text:tab/><text:tab/> * characters to be printed for a string or minimum digits to be <text:tab/><text:tab/><text:tab/><text:tab/><text:tab/> * printed for an integer or exact number of digits after the <text:tab/><text:tab/><text:tab/><text:tab/><text:tab/><text:tab/> * decimal point for a floating point number */</text:p>
      <text:p text:style-name="P9"><text:s text:c="4"/>if(fmt='%')<text:tab/><text:tab/><text:tab/><text:tab/>/* 'x' means ascii value of character x */</text:p>
      <text:p text:style-name="P9"><text:s text:c="4"/>{</text:p>
      <text:p text:style-name="P9"><text:s text:c="6"/>increment fmt</text:p>
      <text:p text:style-name="P9"><text:s text:c="6"/>if(fmt='-')</text:p>
      <text:p text:style-name="P9"><text:s text:c="6"/>{</text:p>
      <text:p text:style-name="P9"><text:s text:c="8"/>left_adj=1</text:p>
      <text:p text:style-name="P9"><text:s text:c="8"/>increment fmt</text:p>
      <text:p text:style-name="P9"><text:s text:c="6"/>}</text:p>
      <text:p text:style-name="P9"><text:s text:c="6"/>if(fmt='*')</text:p>
      <text:p text:style-name="P9"><text:s text:c="6"/>{</text:p>
      <text:p text:style-name="P9"><text:s text:c="8"/>field_width=get_argument(integer)</text:p>
      <text:p text:style-name="P9"><text:tab/><text:tab/><text:tab/><text:tab/><text:tab/>/* get_argument function returns an argument as the given type <text:tab/><text:tab/><text:tab/><text:tab/><text:tab/> * from from the variable argument list of the <text:span text:style-name="T1">Printf()</text:span> function <text:tab/><text:tab/><text:tab/><text:tab/><text:tab/> * and increments the pointer of variable argument list by 1 */</text:p>
      <text:p text:style-name="P9"><text:s text:c="8"/>increment fmt</text:p>
      <text:p text:style-name="P9"><text:s text:c="6"/>}</text:p>
      <text:p text:style-name="P9"><text:s text:c="6"/>else <text:s text:c="9"/></text:p>
      <text:p text:style-name="P9"><text:s text:c="8"/>if(fmt=digit)<text:tab/><text:tab/><text:tab/>/* parsing field_width from string */</text:p>
      <text:p text:style-name="P9"><text:soft-page-break/><text:s text:c="8"/>{</text:p>
      <text:p text:style-name="P9"><text:s text:c="10"/>field_width=0</text:p>
      <text:p text:style-name="P9"><text:s text:c="10"/>while(fmt=digit)<text:tab/><text:tab/></text:p>
      <text:p text:style-name="P9"><text:s text:c="10"/>{</text:p>
      <text:p text:style-name="P9"><text:s text:c="12"/>field_width=field_width+10;</text:p>
      <text:p text:style-name="P9"><text:s text:c="12"/>field_width=field_width+fmt-'0';</text:p>
      <text:p text:style-name="P9"><text:s text:c="12"/>increment fmt</text:p>
      <text:p text:style-name="P9"><text:s text:c="10"/>}</text:p>
      <text:p text:style-name="P9"><text:s text:c="8"/>}</text:p>
      <text:p text:style-name="P9"><text:s text:c="6"/>if(fmt='.')</text:p>
      <text:p text:style-name="P9"><text:s text:c="6"/>{</text:p>
      <text:p text:style-name="P9"><text:s text:c="8"/>increment fmt</text:p>
      <text:p text:style-name="P9"><text:s text:c="8"/>if(fmt='*') <text:s text:c="2"/></text:p>
      <text:p text:style-name="P9"><text:s text:c="8"/>{</text:p>
      <text:p text:style-name="P9"><text:s text:c="10"/>max_chars=get_argument(integer)</text:p>
      <text:p text:style-name="P9"><text:s text:c="10"/>increment fmt</text:p>
      <text:p text:style-name="P9"><text:s text:c="8"/>}</text:p>
      <text:p text:style-name="P9"><text:s text:c="8"/>else <text:s text:c="2"/></text:p>
      <text:p text:style-name="P9"><text:s text:c="8"/>{</text:p>
      <text:p text:style-name="P9"><text:s text:c="10"/>if(fmt=digit)<text:tab/><text:tab/><text:tab/><text:tab/>/* Parsing max_chars from string */</text:p>
      <text:p text:style-name="P9"><text:s text:c="10"/>{</text:p>
      <text:p text:style-name="P9"><text:s text:c="12"/>max_chars=0</text:p>
      <text:p text:style-name="P9"><text:s text:c="12"/>while(fmt=digit)</text:p>
      <text:p text:style-name="P9"><text:s text:c="12"/>{</text:p>
      <text:p text:style-name="P9"><text:s text:c="14"/>max_chars=max_chars+10</text:p>
      <text:p text:style-name="P9"><text:s text:c="14"/>max_chars=max_chars+fmt-'0'</text:p>
      <text:p text:style-name="P9"><text:s text:c="14"/>increment fmt</text:p>
      <text:p text:style-name="P9"><text:s text:c="12"/>}</text:p>
      <text:p text:style-name="P9"><text:s text:c="10"/>}</text:p>
      <text:p text:style-name="P9"><text:s text:c="8"/>}</text:p>
      <text:p text:style-name="P9"><text:s text:c="6"/>}<text:tab/><text:tab/><text:tab/><text:tab/><text:tab/></text:p>
      <text:p text:style-name="P9"><text:s text:c="6"/>switch(fmt)<text:tab/><text:tab/><text:tab/></text:p>
      <text:p text:style-name="P9"><text:s text:c="6"/>{</text:p>
      <text:p text:style-name="P9"><text:s text:c="8"/>case 'c': <text:s text:c="4"/><text:tab/><text:tab/><text:tab/><text:tab/>/* Character */</text:p>
      <text:p text:style-name="P9"><text:s text:c="10"/>c=get_argument(character)<text:tab/><text:tab/>/* c is a character variable */</text:p>
      <text:p text:style-name="P9"><text:s text:c="10"/>j=j+1<text:tab/><text:tab/><text:tab/><text:tab/><text:tab/>/* j is an integer used to count number of characters <text:tab/><text:tab/><text:tab/><text:tab/><text:tab/><text:tab/> * printed */</text:p>
      <text:p text:style-name="P9"><text:s text:c="10"/>print c<text:tab/><text:tab/><text:tab/><text:tab/><text:tab/>/* All the variables are printed adjusting by left_adj, <text:tab/><text:tab/><text:tab/><text:tab/><text:tab/><text:tab/> * field_width and max_chars */</text:p>
      <text:p text:style-name="P9"><text:s text:c="8"/>case 'd': <text:s text:c="7"/><text:tab/><text:tab/><text:tab/><text:tab/>/* Decimal Integer */</text:p>
      <text:p text:style-name="P9"><text:s text:c="8"/>case 'i': <text:tab/><text:tab/><text:tab/><text:tab/><text:tab/>/* Integer */ <text:s text:c="6"/></text:p>
      <text:p text:style-name="P9"><text:s text:c="9"/>i=get_argument(integer)<text:tab/><text:tab/>/* i is an integer variable */</text:p>
      <text:p text:style-name="P9"><text:s text:c="9"/>s=integer_to_string(i)<text:tab/><text:tab/><text:tab/>/* s is a string variable */</text:p>
      <text:p text:style-name="P9"><text:s text:c="9"/>j=j+length_of(s)<text:tab/><text:tab/><text:tab/><text:tab/>/* length_of() function returns length of a string */</text:p>
      <text:p text:style-name="P9"><text:s text:c="9"/>print s</text:p>
      <text:p text:style-name="P9"><text:s text:c="8"/>case 'f': <text:s text:c="7"/><text:tab/><text:tab/><text:tab/><text:tab/>/* Floating point number */</text:p>
      <text:p text:style-name="P9"><text:s text:c="10"/>f=get_argument(floating point number)</text:p>
      <text:p text:style-name="P9"><text:tab/><text:tab/><text:tab/><text:tab/><text:tab/><text:tab/>/* f is a floating point number variable */</text:p>
      <text:p text:style-name="P9"><text:s text:c="10"/>s=floatiung_point_number_to_string(f)<text:tab/><text:tab/><text:tab/></text:p>
      <text:p text:style-name="P9"><text:s text:c="10"/>j=j+length_of(s)</text:p>
      <text:p text:style-name="P9"><text:s text:c="10"/>print s</text:p>
      <text:p text:style-name="P9"><text:s text:c="8"/>case 's': <text:s text:c="7"/><text:tab/><text:tab/><text:tab/><text:tab/>/* String */</text:p>
      <text:p text:style-name="P9"><text:soft-page-break/><text:s text:c="10"/>s=get_argument(string)</text:p>
      <text:p text:style-name="P9"><text:s text:c="10"/>j=j+length_of(s)</text:p>
      <text:p text:style-name="P9"><text:s text:c="10"/>print s</text:p>
      <text:p text:style-name="P9"><text:s text:c="8"/>case 'u': <text:s text:c="7"/><text:tab/><text:tab/><text:tab/><text:tab/>/* Unsigned integer */</text:p>
      <text:p text:style-name="P9"><text:s text:c="10"/>u=get_argument(unsigned integer)<text:tab/>/* u is an unsigned integer variable */</text:p>
      <text:p text:style-name="P9"><text:s text:c="10"/>s=unsigned_int_to_string(u)</text:p>
      <text:p text:style-name="P9"><text:s text:c="10"/>j=j+length_of(s)</text:p>
      <text:p text:style-name="P9"><text:s text:c="10"/>print s</text:p>
      <text:p text:style-name="P9"><text:s text:c="8"/>case 'li': <text:tab/> <text:s text:c="4"/><text:tab/><text:tab/><text:tab/><text:tab/>/* Long integer */</text:p>
      <text:p text:style-name="P9"><text:s text:c="8"/>case 'ld':</text:p>
      <text:p text:style-name="P9"><text:s text:c="10"/>li=get_argument(long integer)<text:tab/><text:tab/>/* li is a long integer variable */</text:p>
      <text:p text:style-name="P9"><text:s text:c="10"/>s=long_integer_to_string(li) <text:s text:c="10"/></text:p>
      <text:p text:style-name="P9"><text:s text:c="10"/>j=j+length_of(s)</text:p>
      <text:p text:style-name="P9"><text:s text:c="10"/>print s</text:p>
      <text:p text:style-name="P9"><text:s text:c="8"/>case 'lu': <text:s text:c="5"/><text:tab/><text:tab/><text:tab/><text:tab/>/* Long unsigned integer */</text:p>
      <text:p text:style-name="P9"><text:s text:c="10"/>lu=get_argument(long unsigned integer)<text:tab/></text:p>
      <text:p text:style-name="P9"><text:tab/><text:tab/><text:tab/><text:tab/><text:tab/><text:tab/>/* li is a long unsigned integer variable */</text:p>
      <text:p text:style-name="P9"><text:s text:c="10"/>s=long_unsigned_integer_to_string(lu) <text:s text:c="10"/></text:p>
      <text:p text:style-name="P9"><text:s text:c="10"/>j=j+length_of(s)</text:p>
      <text:p text:style-name="P9"><text:s text:c="10"/>print s</text:p>
      <text:p text:style-name="P9"><text:s text:c="8"/>case 'lf': <text:s text:c="5"/><text:tab/><text:tab/><text:tab/><text:tab/>/* Double precision floating poin number */</text:p>
      <text:p text:style-name="P9"><text:s text:c="10"/>lf=get_argument(long integer)<text:tab/><text:tab/>/* li is a double precision floatoing point number <text:tab/><text:tab/><text:tab/><text:tab/><text:tab/><text:tab/><text:tab/> * variable */</text:p>
      <text:p text:style-name="P9"><text:s text:c="10"/>s=double_precision_floating_point_number_to_string(lf) <text:s text:c="10"/></text:p>
      <text:p text:style-name="P9"><text:s text:c="10"/>j=j+length_of(s)</text:p>
      <text:p text:style-name="P9"><text:s text:c="10"/>print s</text:p>
      <text:p text:style-name="P9"><text:s text:c="8"/>case 'lli': <text:s text:c="3"/><text:tab/><text:tab/><text:tab/><text:tab/>/* Long long integer */</text:p>
      <text:p text:style-name="P9"><text:s text:c="8"/>case 'lld':<text:tab/><text:tab/><text:tab/><text:tab/><text:tab/>/* Long long decimal integer */</text:p>
      <text:p text:style-name="P9"><text:s text:c="10"/>li=get_argument(long integer)<text:tab/><text:tab/>/* li is a long integer variable */</text:p>
      <text:p text:style-name="P9"><text:s text:c="10"/>s=long_long_integer_to_string(li) <text:s text:c="10"/></text:p>
      <text:p text:style-name="P9"><text:s text:c="10"/>j=j+length_of(s)</text:p>
      <text:p text:style-name="P9"><text:s text:c="10"/>print s</text:p>
      <text:p text:style-name="P9"><text:s text:c="8"/>case 'llu': <text:s text:c="3"/><text:tab/><text:tab/><text:tab/><text:tab/>/* Long long unsigned integer */ </text:p>
      <text:p text:style-name="P9"><text:s text:c="10"/>llu=get_argument(long long unsigned integer)<text:tab/></text:p>
      <text:p text:style-name="P9"><text:tab/><text:tab/><text:tab/><text:tab/><text:tab/><text:tab/>/* llu is a long long unsigned integer variable */</text:p>
      <text:p text:style-name="P9"><text:s text:c="10"/>s=long_long_unsigned_integer_to_string(llu) <text:s text:c="10"/></text:p>
      <text:p text:style-name="P9"><text:s text:c="10"/>j=j+length_of(s)</text:p>
      <text:p text:style-name="P9"><text:s text:c="10"/>print s</text:p>
      <text:p text:style-name="P9"><text:s text:c="8"/>default:<text:tab/><text:tab/><text:tab/><text:tab/>/* other characters including '%' */</text:p>
      <text:p text:style-name="P9"><text:s text:c="10"/>print character from fmt</text:p>
      <text:p text:style-name="P9"><text:s text:c="6"/>}</text:p>
      <text:p text:style-name="P9"><text:s text:c="4"/>}</text:p>
      <text:p text:style-name="P9"><text:s text:c="4"/>else <text:s text:c="9"/><text:tab/><text:tab/><text:tab/><text:tab/><text:tab/>/* Printing constant characters in string */</text:p>
      <text:p text:style-name="P9"><text:s text:c="4"/>{</text:p>
      <text:p text:style-name="P9"><text:s text:c="6"/>print fmt</text:p>
      <text:p text:style-name="P9"><text:s text:c="6"/>j=j+1</text:p>
      <text:p text:style-name="P9"><text:s text:c="4"/>}</text:p>
      <text:p text:style-name="P9"><text:s text:c="4"/>increment fmt</text:p>
      <text:p text:style-name="P9"><text:s text:c="2"/>}</text:p>
      <text:p text:style-name="P9"><text:s text:c="2"/>return j;</text:p>
      <text:p text:style-name="P9">}</text:p>
      <text:p text:style-name="P6"/>
      <text:p text:style-name="P6"><text:soft-page-break/></text:p>
      <text:p text:style-name="P5"/>
      <text:p text:style-name="P3">PROGRAM:</text:p>
      <text:p text:style-name="P3"/>
      <text:p text:style-name="P1">/* <text:s/>ASSIGNMENT 2</text:p>
      <text:p text:style-name="P1"><text:s/>* <text:s/>Author : Rakesh Malik</text:p>
      <text:p text:style-name="P1"><text:s/>* <text:s/>Date : 19.09.2010</text:p>
      <text:p text:style-name="P1"><text:s/>* <text:s/>B.Sc. Computer Science 2nd Year</text:p>
      <text:p text:style-name="P1"><text:s/>* <text:s/>Printf() function without using header stdio.h</text:p>
      <text:p text:style-name="P1"><text:s/>*/</text:p>
      <text:p text:style-name="P1"/>
      <text:p text:style-name="P1">#include&lt;stdlib.h&gt;</text:p>
      <text:p text:style-name="P1">#include&lt;fcntl.h&gt;</text:p>
      <text:p text:style-name="P1">#include&lt;stdlib.h&gt;</text:p>
      <text:p text:style-name="P1">#include&lt;stdarg.h&gt;</text:p>
      <text:p text:style-name="P1">#include&lt;ctype.h&gt;</text:p>
      <text:p text:style-name="P1">#include"myctype.h"</text:p>
      <text:p text:style-name="P1">#include&lt;string.h&gt;</text:p>
      <text:p text:style-name="P1"/>
      <text:p text:style-name="P1">void Putchar(char);</text:p>
      <text:p text:style-name="P1">int Puts(const char*);</text:p>
      <text:p text:style-name="P1">int Printf(const char*,...);</text:p>
      <text:p text:style-name="P1"/>
      <text:p text:style-name="P1">int main()</text:p>
      <text:p text:style-name="P1">{</text:p>
      <text:p text:style-name="P1"><text:s text:c="2"/>int i=-12345;</text:p>
      <text:p text:style-name="P1"><text:s text:c="2"/>long long int lli=1234567891234564321LL;</text:p>
      <text:p text:style-name="P1"><text:s text:c="2"/>float f=123.499;</text:p>
      <text:p text:style-name="P1"><text:s text:c="2"/>double d=123456789.123456789;</text:p>
      <text:p text:style-name="P1"><text:s text:c="2"/>unsigned int ui=111222333;</text:p>
      <text:p text:style-name="P1"><text:s text:c="2"/>long long unsigned int llui=9998887776665550LLU;</text:p>
      <text:p text:style-name="P1"><text:s text:c="2"/>char* s="Hello World";</text:p>
      <text:p text:style-name="P1"><text:s text:c="2"/>char c='c';</text:p>
      <text:p text:style-name="P1"/>
      <text:p text:style-name="P1"><text:s text:c="2"/>Printf("================================================\n");</text:p>
      <text:p text:style-name="P1"><text:s text:c="2"/>Printf("%30s\n","OUTPUT");</text:p>
      <text:p text:style-name="P1"><text:s text:c="2"/>Printf("================================================\n");</text:p>
      <text:p text:style-name="P1"><text:s text:c="2"/>Printf("int\t\t\t%d\n\t\t\t%.10d\n\t\t\t:%20.15d:\n",i,i,-i);</text:p>
      <text:p text:style-name="P1"><text:s text:c="2"/>Printf("long long int\t\t%lld\n",lli);</text:p>
      <text:p text:style-name="P1"><text:s text:c="2"/>Printf("unsigned int\t\t%u\n\t\t\t%u\n",ui,&amp;i);</text:p>
      <text:p text:style-name="P1"><text:s text:c="2"/>Printf("long long unsigned int\t%llu\n",llui);</text:p>
      <text:p text:style-name="P1"><text:s text:c="2"/>Printf("------------------------------------------------\n");</text:p>
      <text:p text:style-name="P1"><text:s text:c="2"/>Printf("float\t\t\t%f\n\t\t\t%.2f\n",f,f);</text:p>
      <text:p text:style-name="P1"><text:s text:c="2"/>Printf("double\t\t\t%lf\n\t\t\t:%-30.15lf:\n",d,d);</text:p>
      <text:p text:style-name="P1"><text:s text:c="2"/>Printf("------------------------------------------------\n");</text:p>
      <text:p text:style-name="P1"><text:s text:c="2"/>Printf("string\t\t\t:%s:\n\t\t\t:%15.7s:\n",s,s);</text:p>
      <text:p text:style-name="P1"><text:s text:c="2"/>Printf("\t\t\t:%-*.*s:\n",20,10,"HAVE A NICE DAY");</text:p>
      <text:p text:style-name="P1"><text:s text:c="2"/>Printf("------------------------------------------------\n");</text:p>
      <text:p text:style-name="P1"><text:s text:c="2"/>Printf("char\t\t\t%c\n\t\t\t:%5c:\n",c,c);</text:p>
      <text:p text:style-name="P1"><text:s text:c="2"/>Printf("------------------------------------------------\n");</text:p>
      <text:p text:style-name="P1">}</text:p>
      <text:p text:style-name="P1"/>
      <text:p text:style-name="P1">int Printf(const char* fmt,...)</text:p>
      <text:p text:style-name="P1">{</text:p>
      <text:p text:style-name="P1"><text:soft-page-break/><text:s text:c="2"/>char* adjust(char*,char*,char,int,int);</text:p>
      <text:p text:style-name="P1"><text:s text:c="2"/>//adjust() function adjusts a string by the left adjustment,field width,maximum characters</text:p>
      <text:p text:style-name="P1"><text:s text:c="2"/>int j=0;</text:p>
      <text:p text:style-name="P1"><text:s text:c="2"/>//'j' counts charcters printed</text:p>
      <text:p text:style-name="P1"><text:s text:c="2"/>char left_adj; </text:p>
      <text:p text:style-name="P1"><text:s text:c="2"/>//'left adj' flag indicates left adjustment is to be done for variable</text:p>
      <text:p text:style-name="P1"><text:s text:c="2"/>int field_width; </text:p>
      <text:p text:style-name="P1"><text:s text:c="2"/>//'field width' holds field width for a variablewhen printing</text:p>
      <text:p text:style-name="P1"><text:s text:c="2"/>int max_chars; <text:s text:c="2"/></text:p>
      <text:p text:style-name="P1"><text:s text:c="2"/>/*'max_chars' holds : </text:p>
      <text:p text:style-name="P1"><text:s text:c="3"/>* <text:s text:c="2"/>number of charcters to be printed for a string from left</text:p>
      <text:p text:style-name="P1"><text:s text:c="3"/>* <text:s/>number of digits to be printed after decimal point</text:p>
      <text:p text:style-name="P1"><text:s text:c="3"/>* <text:s/>number of digits to be printed for an integer adjusted by preceeding 0s */</text:p>
      <text:p text:style-name="P1"><text:s text:c="2"/>char *buffer1=(char*)calloc(1,100);</text:p>
      <text:p text:style-name="P1"><text:s text:c="2"/>char *buffer2=(char*)calloc(1,100);</text:p>
      <text:p text:style-name="P1"><text:s text:c="2"/>//buffers are used to transfer string to or from functions</text:p>
      <text:p text:style-name="P1"><text:s text:c="2"/>va_list arg;</text:p>
      <text:p text:style-name="P1"><text:s text:c="2"/>va_start(arg,fmt);</text:p>
      <text:p text:style-name="P1"><text:s text:c="2"/>while(*fmt)</text:p>
      <text:p text:style-name="P1"><text:s text:c="2"/>{</text:p>
      <text:p text:style-name="P1"><text:s text:c="4"/>left_adj=0;</text:p>
      <text:p text:style-name="P1"><text:s text:c="4"/>field_width=max_chars=-1; <text:s/>//'field_width' or 'max_chars' = -1 denotes default string adjustment</text:p>
      <text:p text:style-name="P1"><text:s text:c="4"/>if(*fmt=='%')</text:p>
      <text:p text:style-name="P1"><text:s text:c="4"/>{</text:p>
      <text:p text:style-name="P1"><text:s text:c="6"/>fmt++;</text:p>
      <text:p text:style-name="P1"><text:s text:c="14"/>//Reading left/right adjustment flag</text:p>
      <text:p text:style-name="P1"><text:s text:c="6"/>if(*fmt=='-')</text:p>
      <text:p text:style-name="P1"><text:s text:c="6"/>{</text:p>
      <text:p text:style-name="P1"><text:s text:c="8"/>left_adj=1;</text:p>
      <text:p text:style-name="P1"><text:s text:c="8"/>fmt++;</text:p>
      <text:p text:style-name="P1"><text:s text:c="6"/>}</text:p>
      <text:p text:style-name="P1"><text:s text:c="14"/>//Reading minimum field width:</text:p>
      <text:p text:style-name="P1"><text:s text:c="6"/>if(*fmt=='*') <text:s text:c="9"/>//Variable</text:p>
      <text:p text:style-name="P1"><text:s text:c="6"/>{</text:p>
      <text:p text:style-name="P1"><text:s text:c="8"/>field_width=va_arg(arg,int);</text:p>
      <text:p text:style-name="P1"><text:s text:c="8"/>fmt++;</text:p>
      <text:p text:style-name="P1"><text:s text:c="6"/>}</text:p>
      <text:p text:style-name="P1"><text:s text:c="6"/>else <text:s text:c="11"/>//Constant</text:p>
      <text:p text:style-name="P1"><text:s text:c="8"/>if(isdigit(*fmt))</text:p>
      <text:p text:style-name="P1"><text:s text:c="8"/>{</text:p>
      <text:p text:style-name="P1"><text:s text:c="10"/>field_width=0;</text:p>
      <text:p text:style-name="P1"><text:s text:c="10"/>while(isdigit(*fmt))</text:p>
      <text:p text:style-name="P1"><text:s text:c="10"/>{</text:p>
      <text:p text:style-name="P1"><text:s text:c="12"/>field_width*=10;</text:p>
      <text:p text:style-name="P1"><text:s text:c="12"/>field_width+=*fmt-'0';</text:p>
      <text:p text:style-name="P1"><text:s text:c="12"/>fmt++;</text:p>
      <text:p text:style-name="P1"><text:s text:c="10"/>}</text:p>
      <text:p text:style-name="P1"><text:s text:c="8"/>}</text:p>
      <text:p text:style-name="P1"><text:s text:c="14"/>//Reading number of maximum characters:</text:p>
      <text:p text:style-name="P1"><text:s text:c="6"/>if(*fmt=='.')</text:p>
      <text:p text:style-name="P1"><text:s text:c="6"/>{</text:p>
      <text:p text:style-name="P1"><text:soft-page-break/><text:s text:c="8"/>fmt++;</text:p>
      <text:p text:style-name="P1"><text:s text:c="8"/>if(*fmt=='*') <text:s text:c="7"/>//Variable</text:p>
      <text:p text:style-name="P1"><text:s text:c="8"/>{</text:p>
      <text:p text:style-name="P1"><text:s text:c="10"/>max_chars=va_arg(arg,int);</text:p>
      <text:p text:style-name="P1"><text:s text:c="10"/>fmt++;</text:p>
      <text:p text:style-name="P1"><text:s text:c="8"/>}</text:p>
      <text:p text:style-name="P1"><text:s text:c="8"/>else <text:s text:c="9"/>//Constant</text:p>
      <text:p text:style-name="P1"><text:s text:c="8"/>{</text:p>
      <text:p text:style-name="P1"><text:s text:c="10"/>if(isdigit(*fmt))</text:p>
      <text:p text:style-name="P1"><text:s text:c="10"/>{</text:p>
      <text:p text:style-name="P1"><text:s text:c="12"/>max_chars=0;</text:p>
      <text:p text:style-name="P1"><text:s text:c="12"/>while(isdigit(*fmt))</text:p>
      <text:p text:style-name="P1"><text:s text:c="12"/>{</text:p>
      <text:p text:style-name="P1"><text:s text:c="14"/>max_chars*=10;</text:p>
      <text:p text:style-name="P1"><text:s text:c="14"/>max_chars+=*fmt-'0';</text:p>
      <text:p text:style-name="P1"><text:s text:c="14"/>fmt++;</text:p>
      <text:p text:style-name="P1"><text:s text:c="12"/>}</text:p>
      <text:p text:style-name="P1"><text:s text:c="12"/>}</text:p>
      <text:p text:style-name="P1"><text:s text:c="8"/>}</text:p>
      <text:p text:style-name="P1"><text:s text:c="6"/>}</text:p>
      <text:p text:style-name="P1"><text:s text:c="14"/>//Printing Variables</text:p>
      <text:p text:style-name="P1"><text:s text:c="6"/>switch(*fmt)</text:p>
      <text:p text:style-name="P1"><text:s text:c="6"/>{</text:p>
      <text:p text:style-name="P1"><text:s text:c="8"/>case 'c': <text:s text:c="7"/>//Character</text:p>
      <text:p text:style-name="P1"><text:s text:c="10"/>buffer1[0]=va_arg(arg,int);</text:p>
      <text:p text:style-name="P1"><text:s text:c="10"/>buffer1[1]='\0';</text:p>
      <text:p text:style-name="P1"><text:s text:c="10"/>j+=Puts(adjust( <text:s/>buffer1,</text:p>
      <text:p text:style-name="P1"><text:s text:c="14"/>buffer2,</text:p>
      <text:p text:style-name="P1"><text:s text:c="14"/>left_adj,field_width,-1));</text:p>
      <text:p text:style-name="P1"><text:s text:c="10"/>j++;</text:p>
      <text:p text:style-name="P1"><text:s text:c="10"/>break;</text:p>
      <text:p text:style-name="P1"><text:s text:c="8"/>case 'd': <text:s text:c="7"/>//Decimal Integer</text:p>
      <text:p text:style-name="P1"><text:s text:c="8"/>case 'i': <text:s text:c="7"/></text:p>
      <text:p text:style-name="P1"><text:s text:c="10"/>j+=Puts(adjust( <text:s/>itoa( <text:s/>buffer1,</text:p>
      <text:p text:style-name="P1"><text:s text:c="16"/>va_arg(arg,int),</text:p>
      <text:p text:style-name="P1"><text:s text:c="16"/>max_chars),</text:p>
      <text:p text:style-name="P1"><text:s text:c="14"/>buffer2,</text:p>
      <text:p text:style-name="P1"><text:s text:c="14"/>left_adj,field_width,-1));</text:p>
      <text:p text:style-name="P1"><text:s text:c="10"/>break;</text:p>
      <text:p text:style-name="P1"><text:s text:c="8"/>case 'f': <text:s text:c="7"/>//Float</text:p>
      <text:p text:style-name="P1"><text:s text:c="10"/>j+=Puts(adjust( <text:s/>ftoa( <text:s/>buffer1,</text:p>
      <text:p text:style-name="P1"><text:s text:c="16"/>va_arg(arg,double),</text:p>
      <text:p text:style-name="P1"><text:s text:c="16"/>(max_chars&gt;=0)?max_chars:6),</text:p>
      <text:p text:style-name="P1"><text:s text:c="14"/>buffer2,</text:p>
      <text:p text:style-name="P1"><text:s text:c="14"/>left_adj,field_width,-1));</text:p>
      <text:p text:style-name="P1"><text:s text:c="10"/>break;</text:p>
      <text:p text:style-name="P1"><text:s text:c="8"/>case 's': <text:s text:c="7"/>//String</text:p>
      <text:p text:style-name="P1"><text:s text:c="10"/>j+=Puts(adjust( <text:s/>va_arg(arg,char*),</text:p>
      <text:p text:style-name="P1"><text:s text:c="14"/>buffer1,</text:p>
      <text:p text:style-name="P1"><text:s text:c="14"/>left_adj,field_width,max_chars));</text:p>
      <text:p text:style-name="P1"><text:s text:c="10"/>break;</text:p>
      <text:p text:style-name="P1"><text:s text:c="8"/>case 'u': <text:s text:c="7"/>//Unsigned int</text:p>
      <text:p text:style-name="P1"><text:s text:c="10"/>j+=Puts(adjust( <text:s/>itoa( <text:s/>buffer1,</text:p>
      <text:p text:style-name="P1"><text:s text:c="16"/>va_arg(arg,unsigned int),</text:p>
      <text:p text:style-name="P1"><text:s text:c="16"/>max_chars),</text:p>
      <text:p text:style-name="P1"><text:soft-page-break/><text:s text:c="14"/>buffer2,</text:p>
      <text:p text:style-name="P1"><text:s text:c="14"/>left_adj,field_width,-1));</text:p>
      <text:p text:style-name="P1"><text:s text:c="10"/>break;</text:p>
      <text:p text:style-name="P1"><text:s text:c="8"/>case 'l': <text:s text:c="5"/>//Long...</text:p>
      <text:p text:style-name="P1"><text:s text:c="10"/>fmt++;</text:p>
      <text:p text:style-name="P1"><text:s text:c="10"/>switch(*fmt)</text:p>
      <text:p text:style-name="P1"><text:s text:c="10"/>{</text:p>
      <text:p text:style-name="P1"><text:s text:c="12"/>case 'i': <text:s text:c="5"/>//Long int</text:p>
      <text:p text:style-name="P1"><text:s text:c="12"/>case 'd':</text:p>
      <text:p text:style-name="P1"><text:s text:c="14"/>j+=Puts(adjust( <text:s/>itoa( <text:s/>buffer1,</text:p>
      <text:p text:style-name="P1"><text:s text:c="20"/>va_arg(arg,int),</text:p>
      <text:p text:style-name="P1"><text:s text:c="20"/>max_chars),</text:p>
      <text:p text:style-name="P1"><text:s text:c="18"/>buffer2,</text:p>
      <text:p text:style-name="P1"><text:s text:c="18"/>left_adj,field_width,-1));</text:p>
      <text:p text:style-name="P1"><text:s text:c="14"/>break;</text:p>
      <text:p text:style-name="P1"><text:s text:c="12"/>case 'u': <text:s text:c="5"/>//Long unsigned int</text:p>
      <text:p text:style-name="P1"><text:s text:c="14"/>j+=Puts(adjust( <text:s/>itoa( <text:s/>buffer1,</text:p>
      <text:p text:style-name="P1"><text:s text:c="20"/>va_arg(arg,long unsigned int),</text:p>
      <text:p text:style-name="P1"><text:s text:c="20"/>max_chars),</text:p>
      <text:p text:style-name="P1"><text:s text:c="18"/>buffer2,</text:p>
      <text:p text:style-name="P1"><text:s text:c="18"/>left_adj,field_width,-1));</text:p>
      <text:p text:style-name="P1"><text:s text:c="14"/>break;</text:p>
      <text:p text:style-name="P1"><text:s text:c="12"/>case 'f': <text:s text:c="5"/>//Double</text:p>
      <text:p text:style-name="P1"><text:s text:c="14"/>j+=Puts(adjust( <text:s/>ftoa( <text:s/>buffer1,</text:p>
      <text:p text:style-name="P1"><text:s text:c="20"/>va_arg(arg,double),</text:p>
      <text:p text:style-name="P1"><text:s text:c="20"/>(max_chars&gt;=0)?max_chars:6),</text:p>
      <text:p text:style-name="P1"><text:s text:c="18"/>buffer2,</text:p>
      <text:p text:style-name="P1"><text:s text:c="18"/>left_adj,field_width,-1));</text:p>
      <text:p text:style-name="P1"><text:s text:c="14"/>break;</text:p>
      <text:p text:style-name="P1"><text:s text:c="12"/>case 'l': <text:s text:c="5"/>//Long long...</text:p>
      <text:p text:style-name="P1"><text:s text:c="14"/>fmt++;</text:p>
      <text:p text:style-name="P1"><text:s text:c="14"/>switch(*fmt)</text:p>
      <text:p text:style-name="P1"><text:s text:c="14"/>{</text:p>
      <text:p text:style-name="P1"><text:s text:c="16"/>case 'i': <text:s text:c="3"/>//Long long int</text:p>
      <text:p text:style-name="P1"><text:s text:c="16"/>case 'd':</text:p>
      <text:p text:style-name="P1"><text:s text:c="18"/>j+=Puts(adjust( <text:s/>itoa( <text:s/>buffer1,</text:p>
      <text:p text:style-name="P1"><text:s text:c="24"/>va_arg(arg,long long int),</text:p>
      <text:p text:style-name="P1"><text:s text:c="24"/>max_chars),</text:p>
      <text:p text:style-name="P1"><text:s text:c="22"/>buffer2,</text:p>
      <text:p text:style-name="P1"><text:s text:c="22"/>left_adj,field_width,-1));</text:p>
      <text:p text:style-name="P1"><text:s text:c="18"/>break;</text:p>
      <text:p text:style-name="P1"><text:s text:c="16"/>case 'u': <text:s text:c="3"/>//Long long unsigned int </text:p>
      <text:p text:style-name="P1"><text:s text:c="18"/>j+=Puts(adjust( <text:s/>llutoa( <text:s/>buffer1,</text:p>
      <text:p text:style-name="P1"><text:s text:c="24"/>va_arg(arg,long long unsigned int),</text:p>
      <text:p text:style-name="P1"><text:s text:c="24"/>max_chars),</text:p>
      <text:p text:style-name="P1"><text:s text:c="22"/>buffer2,</text:p>
      <text:p text:style-name="P1"><text:s text:c="22"/>left_adj,field_width,-1));</text:p>
      <text:p text:style-name="P1"><text:s text:c="18"/>break;</text:p>
      <text:p text:style-name="P1"><text:s text:c="16"/>default:</text:p>
      <text:p text:style-name="P1"><text:s text:c="18"/>putchar(*fmt);</text:p>
      <text:p text:style-name="P1"><text:s text:c="18"/>j++;</text:p>
      <text:p text:style-name="P1"><text:s text:c="18"/>break;</text:p>
      <text:p text:style-name="P1"><text:s text:c="14"/>}</text:p>
      <text:p text:style-name="P1"><text:s text:c="14"/>break;</text:p>
      <text:p text:style-name="P1"><text:s text:c="12"/>default:</text:p>
      <text:p text:style-name="P1"><text:soft-page-break/><text:s text:c="14"/>putchar(*fmt);</text:p>
      <text:p text:style-name="P1"><text:s text:c="14"/>j++;</text:p>
      <text:p text:style-name="P1"><text:s text:c="14"/>break;</text:p>
      <text:p text:style-name="P1"><text:s text:c="10"/>}</text:p>
      <text:p text:style-name="P1"><text:s text:c="10"/>break;</text:p>
      <text:p text:style-name="P1"><text:s text:c="8"/>default:</text:p>
      <text:p text:style-name="P1"><text:s text:c="10"/>Putchar(*fmt);</text:p>
      <text:p text:style-name="P1"><text:s text:c="10"/>j++;</text:p>
      <text:p text:style-name="P1"><text:s text:c="10"/>break;</text:p>
      <text:p text:style-name="P1"><text:s text:c="6"/>}</text:p>
      <text:p text:style-name="P1"><text:s text:c="4"/>}</text:p>
      <text:p text:style-name="P1"><text:s text:c="4"/>else <text:s text:c="9"/>//Printing constant characters</text:p>
      <text:p text:style-name="P1"><text:s text:c="4"/>{</text:p>
      <text:p text:style-name="P1"><text:s text:c="6"/>Putchar(*fmt);</text:p>
      <text:p text:style-name="P1"><text:s text:c="6"/>j++;</text:p>
      <text:p text:style-name="P1"><text:s text:c="4"/>}</text:p>
      <text:p text:style-name="P1"><text:s text:c="4"/>fmt++;</text:p>
      <text:p text:style-name="P1"><text:s text:c="2"/>}</text:p>
      <text:p text:style-name="P1"><text:s text:c="2"/>va_end(arg);</text:p>
      <text:p text:style-name="P1"><text:s text:c="2"/>free(buffer1);</text:p>
      <text:p text:style-name="P1"><text:s text:c="2"/>free(buffer2);</text:p>
      <text:p text:style-name="P1"><text:s text:c="2"/>return j;</text:p>
      <text:p text:style-name="P1">}</text:p>
      <text:p text:style-name="P1"/>
      <text:p text:style-name="P1">void Putchar(char c)</text:p>
      <text:p text:style-name="P1">{</text:p>
      <text:p text:style-name="P1"><text:s text:c="2"/>char s[1];</text:p>
      <text:p text:style-name="P1"><text:s text:c="2"/>s[0]=c;</text:p>
      <text:p text:style-name="P1"><text:s text:c="2"/>write(1,s,1);</text:p>
      <text:p text:style-name="P1">}</text:p>
      <text:p text:style-name="P1"/>
      <text:p text:style-name="P1">int Puts(const char *s)</text:p>
      <text:p text:style-name="P1">{</text:p>
      <text:p text:style-name="P1"><text:s text:c="2"/>int i=0;</text:p>
      <text:p text:style-name="P1"><text:s text:c="2"/>while(s[i++]);</text:p>
      <text:p text:style-name="P1"><text:s text:c="2"/>write(1,s,--i);</text:p>
      <text:p text:style-name="P1"><text:s text:c="2"/>return i;</text:p>
      <text:p text:style-name="P1">}</text:p>
      <text:p text:style-name="P1"/>
      <text:p text:style-name="P1">char* adjust(char* s,char* d,char left_adj,int field_width,int max_chars)</text:p>
      <text:p text:style-name="P1">{</text:p>
      <text:p text:style-name="P1"><text:s text:c="2"/>int i,j,len=strlen(s);</text:p>
      <text:p text:style-name="P1"><text:s text:c="2"/>max_chars=(len&gt;max_chars &amp;&amp; max_chars&gt;=0)?max_chars:len;</text:p>
      <text:p text:style-name="P1"><text:s text:c="2"/>field_width=(len&lt;field_width &amp;&amp; field_width&gt;=0)?field_width:len;</text:p>
      <text:p text:style-name="P1"><text:s text:c="2"/>d[field_width]='\0';</text:p>
      <text:p text:style-name="P1"><text:s text:c="2"/>for(i=0,j=0;i&lt;field_width;i++)</text:p>
      <text:p text:style-name="P1"><text:s text:c="4"/>d[i]=(!left_adj) ? ((i&lt;field_width-max_chars)?' ':s[j++]) : ((i&gt;=max_chars)?' ':s[j++]);</text:p>
      <text:p text:style-name="P1"><text:s text:c="2"/>return d;</text:p>
      <text:p text:style-name="P1">}</text:p>
      <text:p text:style-name="P1"/>
      <text:p text:style-name="P11">myctype.h</text:p>
      <text:p text:style-name="P10"/>
      <text:p text:style-name="P1"><text:soft-page-break/>#ifndef __MYCTYPE_H</text:p>
      <text:p text:style-name="P1">#define __MYCTYPE_H</text:p>
      <text:p text:style-name="P1"/>
      <text:p text:style-name="P1">#include&lt;stdlib.h&gt;</text:p>
      <text:p text:style-name="P1">#include&lt;math.h&gt;</text:p>
      <text:p text:style-name="P1">#include&lt;string.h&gt;</text:p>
      <text:p text:style-name="P1">#include"mymath.h"</text:p>
      <text:p text:style-name="P1"/>
      <text:p text:style-name="P1">#define FLT_DIGIT_MAX 50</text:p>
      <text:p text:style-name="P1">#define INT_DIGIT_MAX 20</text:p>
      <text:p text:style-name="P1"/>
      <text:p text:style-name="P1">char* itoa(char* s,long long int i,int n)</text:p>
      <text:p text:style-name="P1">{</text:p>
      <text:p text:style-name="P1"><text:tab/>int k=INT_DIGIT_MAX,negative=0,flag=0;</text:p>
      <text:p text:style-name="P1"><text:tab/>unsigned long long mult;</text:p>
      <text:p text:style-name="P1"><text:tab/>flag=(n&gt;=0)?1:0;</text:p>
      <text:p text:style-name="P1"><text:tab/>s[k--]='\0';</text:p>
      <text:p text:style-name="P1"><text:tab/>if(i==0) s[k--]='0';</text:p>
      <text:p text:style-name="P1"><text:tab/>if(i&lt;0)</text:p>
      <text:p text:style-name="P1"><text:tab/>{</text:p>
      <text:p text:style-name="P1"><text:tab/><text:tab/>negative=1;</text:p>
      <text:p text:style-name="P1"><text:tab/> <text:s text:c="6"/>i=-i;</text:p>
      <text:p text:style-name="P1"><text:tab/>}<text:tab/> <text:s text:c="6"/></text:p>
      <text:p text:style-name="P1"><text:tab/>for(mult=10;i;mult*=10)</text:p>
      <text:p text:style-name="P1"><text:tab/>{</text:p>
      <text:p text:style-name="P1"><text:tab/><text:tab/>n--;</text:p>
      <text:p text:style-name="P1"><text:tab/><text:tab/>s[k--]='0'+(i%mult)/(mult/10);</text:p>
      <text:p text:style-name="P1"><text:tab/><text:tab/>i=(i&gt;0)?i-i%mult:i+i%mult;</text:p>
      <text:p text:style-name="P1"><text:tab/>}</text:p>
      <text:p text:style-name="P1"><text:tab/>while(n-- &amp;&amp; flag) s[k--]='0';</text:p>
      <text:p text:style-name="P1"><text:tab/>if(negative) s[k--]='-';</text:p>
      <text:p text:style-name="P1"><text:tab/>return s+k+1;</text:p>
      <text:p text:style-name="P1">}</text:p>
      <text:p text:style-name="P1"/>
      <text:p text:style-name="P1">char* llutoa(char* s,long long unsigned i,int n)</text:p>
      <text:p text:style-name="P1">{</text:p>
      <text:p text:style-name="P1"><text:tab/>int k=INT_DIGIT_MAX,flag=0;</text:p>
      <text:p text:style-name="P1"><text:tab/>unsigned long long mult;</text:p>
      <text:p text:style-name="P1"><text:tab/>flag=(n&gt;=0)?1:0;</text:p>
      <text:p text:style-name="P1"><text:tab/>s[k--]='\0';</text:p>
      <text:p text:style-name="P1"><text:tab/>if(i==0) s[k--]='0';</text:p>
      <text:p text:style-name="P1"><text:tab/>for(mult=10;i;mult*=10)</text:p>
      <text:p text:style-name="P1"><text:tab/>{</text:p>
      <text:p text:style-name="P1"><text:tab/><text:tab/>n--;</text:p>
      <text:p text:style-name="P1"><text:tab/><text:tab/>s[k--]='0'+(i%mult)/(mult/10);</text:p>
      <text:p text:style-name="P1"><text:tab/><text:tab/>i=(i&gt;0)?i-i%mult:i+i%mult;</text:p>
      <text:p text:style-name="P1"><text:tab/>}</text:p>
      <text:p text:style-name="P1"><text:tab/>while(n-- &amp;&amp; flag) s[k--]='0';</text:p>
      <text:p text:style-name="P1"><text:tab/>return s+k+1;</text:p>
      <text:p text:style-name="P1">}</text:p>
      <text:p text:style-name="P1"/>
      <text:p text:style-name="P1">char* ftoa(char* s,double f,int digit)</text:p>
      <text:p text:style-name="P1">{</text:p>
      <text:p text:style-name="P1"><text:tab/>char *d;</text:p>
      <text:p text:style-name="P1"><text:tab/>int c,negative=0;</text:p>
      <text:p text:style-name="P1"><text:soft-page-break/><text:tab/>double i;</text:p>
      <text:p text:style-name="P1"><text:tab/>bzero(s,FLT_DIGIT_MAX+1+digit+1);</text:p>
      <text:p text:style-name="P1"><text:tab/>d=s=s+FLT_DIGIT_MAX;</text:p>
      <text:p text:style-name="P1"><text:tab/>*s--='.';</text:p>
      <text:p text:style-name="P1"><text:tab/>if(f&lt;0)</text:p>
      <text:p text:style-name="P1"><text:tab/>{</text:p>
      <text:p text:style-name="P1"><text:tab/><text:tab/>negative=1;</text:p>
      <text:p text:style-name="P1"><text:tab/><text:tab/>f=-f;<text:tab/><text:tab/></text:p>
      <text:p text:style-name="P1"><text:tab/>}</text:p>
      <text:p text:style-name="P1"><text:tab/>i=floor(f);<text:tab/><text:tab/><text:tab/><text:tab/><text:tab/>//'i' holds integer part of 'f'</text:p>
      <text:p text:style-name="P1"><text:tab/>f=f-i;<text:tab/><text:tab/><text:tab/><text:tab/><text:tab/><text:tab/>//'f' holds only decimal part</text:p>
      <text:p text:style-name="P1"><text:tab/>if(i==0)</text:p>
      <text:p text:style-name="P1"><text:tab/>{</text:p>
      <text:p text:style-name="P1"><text:tab/><text:tab/>*s--='0';</text:p>
      <text:p text:style-name="P1"><text:tab/><text:tab/>*s--='0';</text:p>
      <text:p text:style-name="P1"><text:tab/>}</text:p>
      <text:p text:style-name="P1"><text:tab/>while(i&gt;0.0)<text:tab/><text:tab/><text:tab/><text:tab/><text:tab/>//Extracting integer part</text:p>
      <text:p text:style-name="P1"><text:tab/>{</text:p>
      <text:p text:style-name="P1"><text:tab/><text:tab/>*s--=mod(i,10)+'0';</text:p>
      <text:p text:style-name="P1"><text:tab/><text:tab/>i=floor(i/10);</text:p>
      <text:p text:style-name="P1"><text:tab/>}</text:p>
      <text:p text:style-name="P1"><text:tab/>s++;</text:p>
      <text:p text:style-name="P1"><text:tab/>for(c=0,*d++;c&lt;=digit;c++)<text:tab/><text:tab/><text:tab/>//Extracting fraction part</text:p>
      <text:p text:style-name="P1"><text:tab/>{</text:p>
      <text:p text:style-name="P1"><text:tab/><text:tab/>f*=10;</text:p>
      <text:p text:style-name="P1"><text:tab/><text:tab/>*d++=(int)f+'0';</text:p>
      <text:p text:style-name="P1"><text:tab/><text:tab/>f=f-(int)f;</text:p>
      <text:p text:style-name="P1"><text:tab/>}</text:p>
      <text:p text:style-name="P1"><text:tab/>*d='\0';</text:p>
      <text:p text:style-name="P1"><text:tab/>d=roundoff(s,digit);</text:p>
      <text:p text:style-name="P1"><text:tab/>if(*d=='0') d++;</text:p>
      <text:p text:style-name="P1"><text:tab/>if(negative) *--d='-';</text:p>
      <text:p text:style-name="P1"><text:tab/>return d;</text:p>
      <text:p text:style-name="P1">}</text:p>
      <text:p text:style-name="P1"/>
      <text:p text:style-name="P1">#endif</text:p>
      <text:p text:style-name="P1"/>
      <text:p text:style-name="P11">mymath.h</text:p>
      <text:p text:style-name="P10"/>
      <text:p text:style-name="P1">#ifndef __MYMATH_H</text:p>
      <text:p text:style-name="P1">#define __MYMATH_H</text:p>
      <text:p text:style-name="P1"/>
      <text:p text:style-name="P1">#include&lt;math.h&gt;</text:p>
      <text:p text:style-name="P1">char* roundoff(char* s,int n)</text:p>
      <text:p text:style-name="P1">{</text:p>
      <text:p text:style-name="P1"><text:tab/>int i=0,j;</text:p>
      <text:p text:style-name="P1"><text:tab/>while(s[++i]!='.') if(!s[i]) return s;</text:p>
      <text:p text:style-name="P1"><text:tab/>if(s[i]=='.') for(j=0;j&lt;=n;j++,i++);</text:p>
      <text:p text:style-name="P1"><text:tab/>if(s[i]&gt;='5')</text:p>
      <text:p text:style-name="P1"><text:tab/>{<text:tab/><text:tab/></text:p>
      <text:p text:style-name="P1"><text:tab/><text:tab/>j=i;</text:p>
      <text:p text:style-name="P1"><text:soft-page-break/><text:tab/><text:tab/>while(j&gt;0)</text:p>
      <text:p text:style-name="P1"><text:tab/><text:tab/>{</text:p>
      <text:p text:style-name="P1"><text:tab/><text:tab/><text:tab/>if(s[j]&gt;='0' &amp;&amp; s[j]&lt;='9')</text:p>
      <text:p text:style-name="P1"><text:tab/><text:tab/><text:tab/><text:tab/>if(s[j]=='9')</text:p>
      <text:p text:style-name="P1"><text:tab/><text:tab/><text:tab/><text:tab/><text:tab/>s[j]='0';</text:p>
      <text:p text:style-name="P1"><text:tab/><text:tab/><text:tab/><text:tab/>else</text:p>
      <text:p text:style-name="P1"><text:tab/><text:tab/><text:tab/><text:tab/>{</text:p>
      <text:p text:style-name="P1"><text:tab/><text:tab/><text:tab/><text:tab/><text:tab/>s[j]++;</text:p>
      <text:p text:style-name="P1"><text:tab/><text:tab/><text:tab/><text:tab/><text:tab/>break;</text:p>
      <text:p text:style-name="P1"><text:tab/><text:tab/><text:tab/><text:tab/>}</text:p>
      <text:p text:style-name="P1"><text:tab/><text:tab/><text:tab/>j--;</text:p>
      <text:p text:style-name="P1"><text:tab/><text:tab/>}</text:p>
      <text:p text:style-name="P1"><text:tab/>}</text:p>
      <text:p text:style-name="P1"><text:tab/>s[i]='\0';</text:p>
      <text:p text:style-name="P1"><text:tab/>if(n==0) s[--i]='\0';</text:p>
      <text:p text:style-name="P1"><text:tab/>return s;</text:p>
      <text:p text:style-name="P1">}</text:p>
      <text:p text:style-name="P1"/>
      <text:p text:style-name="P1">#endif</text:p>
      <text:p text:style-name="P1"/>
      <text:p text:style-name="P1"/>
      <text:p text:style-name="P1"/>
      <text:p text:style-name="P1"/>
      <text:p text:style-name="P3">OUTPUT:</text:p>
      <text:p text:style-name="P3"/>
      <text:p text:style-name="P2">================================================</text:p>
      <text:p text:style-name="P2"><text:s text:c="24"/>OUTPUT</text:p>
      <text:p text:style-name="P2">================================================</text:p>
      <text:p text:style-name="P2">int <text:s text:c="20"/>-12345</text:p>
      <text:p text:style-name="P2"><text:s text:c="24"/>-0000012345</text:p>
      <text:p text:style-name="P2"><text:s text:c="24"/>: <text:s text:c="4"/>000000000012345:</text:p>
      <text:p text:style-name="P2">long long int <text:s text:c="10"/>1234567891234564321</text:p>
      <text:p text:style-name="P2">unsigned int <text:s text:c="11"/>111222333</text:p>
      <text:p text:style-name="P2"><text:s text:c="24"/>3220369420</text:p>
      <text:p text:style-name="P2">long long unsigned int <text:s/>9998887776665550</text:p>
      <text:p text:style-name="P2">------------------------------------------------</text:p>
      <text:p text:style-name="P2">float <text:s text:c="18"/>123.499000</text:p>
      <text:p text:style-name="P2"><text:s text:c="24"/>123.50</text:p>
      <text:p text:style-name="P2">double <text:s text:c="17"/>123456789.123456</text:p>
      <text:p text:style-name="P2"><text:s text:c="24"/>:123456789.123456791043281 <text:s text:c="4"/>:</text:p>
      <text:p text:style-name="P2">------------------------------------------------</text:p>
      <text:p text:style-name="P2">string <text:s text:c="17"/>:Hello World:</text:p>
      <text:p text:style-name="P2"><text:s text:c="24"/>: <text:s text:c="7"/>Hello W:</text:p>
      <text:p text:style-name="P2"><text:s text:c="24"/>:HAVE A NIC <text:s text:c="9"/>:</text:p>
      <text:p text:style-name="P2">------------------------------------------------</text:p>
      <text:p text:style-name="P2">char <text:s text:c="19"/>c</text:p>
      <text:p text:style-name="P2"><text:s text:c="24"/>: <text:s text:c="3"/>c:</text:p>
      <text:p text:style-name="P2">------------------------------------------------</text:p>
      <text:p text:style-name="P3"/>
      <text:p text:style-name="P3"/>
      <text:p text:style-name="P3"/>
      <text:p text:style-name="P3"/>
      <text:p text:style-name="P3"><text:soft-page-break/>DISCUSSION:</text:p>
      <text:p text:style-name="P7"/>
      <text:list xml:id="list2181725945" text:style-name="L3">
        <text:list-item>
          <text:list>
            <text:list-item>
              <text:list>
                <text:list-item>
                  <text:p text:style-name="P13">The <text:span text:style-name="T1">Printf()</text:span> function uses variable argument list to take as many variables to print.</text:p>
                </text:list-item>
                <text:list-item>
                  <text:p text:style-name="P13">It can also take constant and variable width specifiers, character number specifiers and left/right adjustment flag for string, integer, floating point number.</text:p>
                </text:list-item>
                <text:list-item>
                  <text:p text:style-name="P13">It rounds off the floating point numbers before printing.</text:p>
                </text:list-item>
                <text:list-item>
                  <text:p text:style-name="P13"><text:span text:style-name="T1">write()</text:span> system call is used to print in <text:span text:style-name="T1">stdout</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9-16T08:28:26</meta:creation-date>
    <dc:date>2011-07-26T16:20:32</dc:date>
    <meta:editing-duration>PT06H04M42S</meta:editing-duration>
    <meta:editing-cycles>79</meta:editing-cycles>
    <meta:generator>OpenOffice.org/3.2$Unix OpenOffice.org_project/320m12$Build-9483</meta:generator>
    <meta:document-statistic meta:table-count="0" meta:image-count="0" meta:object-count="0" meta:page-count="12" meta:paragraph-count="532" meta:word-count="1459" meta:character-count="15533"/>
  </office:meta>
</office:document-meta>
</file>